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pan text:style-name="Strong_20_Emphasis">3‑3‑4 — Conclusión y próximos pasos</text:span></text:h>
      <text:p text:style-name="Text_20_body">A lo largo de este capítulo hemos recorrido los fundamentos del modelo lógico de la vida y hemos sentado las bases conceptuales necesarias para comprender cómo puede funcionar como un sistema capaz de resolver problemas. Hemos identificado sus cuatro elementos esenciales —<text:span text:style-name="Strong_20_Emphasis">ADN, reproducción, ciclo de vida e individuos</text:span>— y hemos analizado su papel desde una perspectiva funcional, no biológica. Cada uno de ellos ha sido reinterpretado como una pieza operativa dentro de un sistema de cálculo: el ADN como memoria, la reproducción como procesador, el ciclo de vida como mecanismo de ejecución y los individuos como instancias del proceso.</text:p>
      <text:p text:style-name="Text_20_body">También hemos revisado los componentes básicos de cualquier sistema de cálculo genérico: <text:span text:style-name="Strong_20_Emphasis">datos, método, memoria y procesador</text:span>. Y hemos visto cómo estos elementos pueden implementarse dentro del modelo lógico de la vida, incluso cuando la memoria es inmutable y el procesador no actúa sobre una única instancia, sino a través de generaciones sucesivas. Hemos mostrado que, aunque el paralelismo con los sistemas informáticos es útil, el modelo de la vida introduce una forma distinta —y sorprendentemente poderosa— de procesar información: un cálculo distribuido en el tiempo, en el que cada individuo avanza un paso mínimo y la solución emerge de la continuidad del proceso.</text:p>
      <text:p text:style-name="Text_20_body">Hasta aquí, sin embargo, todo lo que hemos presentado son <text:span text:style-name="Strong_20_Emphasis">ideas</text:span>. Conceptos, analogías, estructuras lógicas. Hemos descrito los elementos, hemos explicado su función y hemos sugerido cómo podrían implementarse. Pero aún no hemos visto cómo se materializan en un sistema concreto, ni cómo se comportan cuando los ponemos en marcha para resolver un problema real.</text:p>
      <text:p text:style-name="Text_20_body">Ese es precisamente el siguiente paso.</text:p>
      <text:p text:style-name="Text_20_body">En las próximas secciones tomaremos todas estas ideas —los datos, el método, la memoria y el procesador— y las convertiremos en una <text:span text:style-name="Strong_20_Emphasis">implementación operativa</text:span>. Construiremos un sistema completo, pieza por pieza, utilizando el modelo lógico de la vida como guía. Definiremos estructuras, funciones y procesos que nos permitan simular el comportamiento del sistema de forma transparente y controlada.</text:p>
      <text:p text:style-name="Text_20_body">A partir de ahí, aplicaremos este sistema al problema que hemos elegido: el juego del Laberinto. Veremos cómo se representa un estado, cómo se generan los estados siguientes, cómo se avanza en el proceso de cálculo y cómo, generación tras generación, el sistema explora el espacio de posibilidades hasta encontrar una solución. No será un proceso instantáneo ni mágico; será un proceso mecánico, paciente y acumulativo, exactamente como ocurre en la vida real.</text:p>
      <text:p text:style-name="Text_20_body">El objetivo de esta transición es claro: pasar de la teoría a la práctica. Hemos construido el marco conceptual; ahora construiremos la máquina. Y al hacerlo, podremos observar de primera mano cómo un conjunto de reglas simples, aplicadas de forma sistemática, dan lugar a un comportamiento que reconocemos como inteligencia.</text:p>
      <text:p text:style-name="Text_20_body">En resumen, hemos preparado el terreno. Lo que sigue es la puesta en marcha del sistema. Vamos a ver cómo funciona cuando lo dejamos actuar.</text:p>
      <text:p text:style-name="Horizontal_20_Line"/>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2T10:58:38.796000000</meta:creation-date>
    <dc:date>2026-02-22T11:12:41.820000000</dc:date>
    <meta:editing-duration>PT6M12S</meta:editing-duration>
    <meta:editing-cycles>2</meta:editing-cycles>
    <meta:generator>LibreOffice/7.3.5.2$Windows_X86_64 LibreOffice_project/184fe81b8c8c30d8b5082578aee2fed2ea847c01</meta:generator>
    <meta:document-statistic meta:table-count="0" meta:image-count="0" meta:object-count="0" meta:page-count="2" meta:paragraph-count="9" meta:word-count="475" meta:character-count="3064" meta:non-whitespace-character-count="2597"/>
  </office:meta>
</office:document-meta>
</file>